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6096" calcext:value-type="float">
            <text:p>9.9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63813133333" calcext:value-type="float">
            <text:p>9.83963813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91962083333" calcext:value-type="float">
            <text:p>9.8619196208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308734413636" calcext:value-type="float">
            <text:p>9.943087344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35354840909" calcext:value-type="float">
            <text:p>9.7983535484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4145315385" calcext:value-type="float">
            <text:p>9.723141453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16649833333" calcext:value-type="float">
            <text:p>9.7911664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933131" calcext:value-type="float">
            <text:p>9.786933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114777375" calcext:value-type="float">
            <text:p>9.641147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90549833333" calcext:value-type="float">
            <text:p>9.8619054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906413133333" calcext:value-type="float">
            <text:p>9.81906413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32686566667" calcext:value-type="float">
            <text:p>9.84632686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27513133333" calcext:value-type="float">
            <text:p>9.85627513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8496" calcext:value-type="float">
            <text:p>9.9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41256" calcext:value-type="float">
            <text:p>9.84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6016" calcext:value-type="float">
            <text:p>9.84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7216" calcext:value-type="float">
            <text:p>9.6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53856" calcext:value-type="float">
            <text:p>8.4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0176" calcext:value-type="float">
            <text:p>10.1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43536" calcext:value-type="float">
            <text:p>10.1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91976" calcext:value-type="float">
            <text:p>10.03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16016" calcext:value-type="float">
            <text:p>9.4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4016" calcext:value-type="float">
            <text:p>9.7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3776" calcext:value-type="float">
            <text:p>10.3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83616" calcext:value-type="float">
            <text:p>10.2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7056" calcext:value-type="float">
            <text:p>9.9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6096" calcext:value-type="float">
            <text:p>10.2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42896" calcext:value-type="float">
            <text:p>10.3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4496" calcext:value-type="float">
            <text:p>10.53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35376" calcext:value-type="float">
            <text:p>10.47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9536" calcext:value-type="float">
            <text:p>10.75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8656" calcext:value-type="float">
            <text:p>10.8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4416" calcext:value-type="float">
            <text:p>10.0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8656" calcext:value-type="float">
            <text:p>10.4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7456" calcext:value-type="float">
            <text:p>10.6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00336" calcext:value-type="float">
            <text:p>9.8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4176" calcext:value-type="float">
            <text:p>10.2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45256" calcext:value-type="float">
            <text:p>9.2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5056" calcext:value-type="float">
            <text:p>9.4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7616" calcext:value-type="float">
            <text:p>10.3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6656" calcext:value-type="float">
            <text:p>11.1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82816" calcext:value-type="float">
            <text:p>9.5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9136" calcext:value-type="float">
            <text:p>10.4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7296" calcext:value-type="float">
            <text:p>10.8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2336" calcext:value-type="float">
            <text:p>10.3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00496" calcext:value-type="float">
            <text:p>10.7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9776" calcext:value-type="float">
            <text:p>10.5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4976" calcext:value-type="float">
            <text:p>10.5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7296" calcext:value-type="float">
            <text:p>10.4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6336" calcext:value-type="float">
            <text:p>11.2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6176" calcext:value-type="float">
            <text:p>10.3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53536" calcext:value-type="float">
            <text:p>10.5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4896" calcext:value-type="float">
            <text:p>10.47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92976" calcext:value-type="float">
            <text:p>10.8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8176" calcext:value-type="float">
            <text:p>10.4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9136" calcext:value-type="float">
            <text:p>10.4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44176" calcext:value-type="float">
            <text:p>9.8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0496" calcext:value-type="float">
            <text:p>9.99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81536" calcext:value-type="float">
            <text:p>10.0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65856" calcext:value-type="float">
            <text:p>10.4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7376" calcext:value-type="float">
            <text:p>10.1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7936" calcext:value-type="float">
            <text:p>10.2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1776" calcext:value-type="float">
            <text:p>9.8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74016" calcext:value-type="float">
            <text:p>10.14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6896" calcext:value-type="float">
            <text:p>10.1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05736" calcext:value-type="float">
            <text:p>10.3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6176" calcext:value-type="float">
            <text:p>10.3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13296" calcext:value-type="float">
            <text:p>9.5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09256" calcext:value-type="float">
            <text:p>10.9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95456" calcext:value-type="float">
            <text:p>11.2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00256" calcext:value-type="float">
            <text:p>11.3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04656" calcext:value-type="float">
            <text:p>11.0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7296" calcext:value-type="float">
            <text:p>11.2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80656" calcext:value-type="float">
            <text:p>10.8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8416" calcext:value-type="float">
            <text:p>11.0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8816" calcext:value-type="float">
            <text:p>10.5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92976" calcext:value-type="float">
            <text:p>10.8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6416" calcext:value-type="float">
            <text:p>10.92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9296" calcext:value-type="float">
            <text:p>10.5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5456" calcext:value-type="float">
            <text:p>10.5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9216" calcext:value-type="float">
            <text:p>10.4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1616" calcext:value-type="float">
            <text:p>10.1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5536" calcext:value-type="float">
            <text:p>10.2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9376" calcext:value-type="float">
            <text:p>9.8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1536" calcext:value-type="float">
            <text:p>9.3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5536" calcext:value-type="float">
            <text:p>10.2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7456" calcext:value-type="float">
            <text:p>9.8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32496" calcext:value-type="float">
            <text:p>9.6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9936" calcext:value-type="float">
            <text:p>9.5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6656" calcext:value-type="float">
            <text:p>9.5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0256" calcext:value-type="float">
            <text:p>9.4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20016" calcext:value-type="float">
            <text:p>8.8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5456" calcext:value-type="float">
            <text:p>10.5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70896" calcext:value-type="float">
            <text:p>9.9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8736" calcext:value-type="float">
            <text:p>9.7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37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22296" calcext:value-type="float">
            <text:p>9.1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98" meta:object-count="0"/>
    <meta:user-defined meta:name="AppVersion">3.0</meta:user-defined>
  </office:meta>
</office:document-meta>
</file>